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6.7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14.905cm"/>
    </style:style>
    <style:style style:name="co8" style:family="table-column">
      <style:table-column-properties fo:break-before="auto" style:column-width="17.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7.655cm"/>
    </style:style>
    <style:style style:name="co11" style:family="table-column">
      <style:table-column-properties fo:break-before="auto" style:column-width="15.3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reeds-sanche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16372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Compras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Nota</text:p>
          </table:table-cell>
          <table:table-cell table:style-name="ce1"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Device:Antenna</text:p>
          </table:table-cell>
          <table:table-cell office:value-type="string" calcext:value-type="string">
            <text:p>Básico</text:p>
          </table:table-cell>
          <table:table-cell/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32276257238.html</text:p>
          </table:table-cell>
          <table:table-cell office:value-type="string" calcext:value-type="string">
            <text:p>Básico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Pinza Amperimétrica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1005001715033995.html</text:p>
          </table:table-cell>
          <table:table-cell office:value-type="string" calcext:value-type="string">
            <text:p>Pinza Amperimétrica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:1N4007</text:p>
          </table:table-cell>
          <table:table-cell/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03/1n4001.pdf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Device:Fuse</text:p>
          </table:table-cell>
          <table:table-cell office:value-type="string" calcext:value-type="string">
            <text:p>Básico</text:p>
          </table:table-cell>
          <table:table-cell office:value-type="string" calcext:value-type="string">
            <text:p>Fuse:Fuseholder_Clip-5x20mm_Littelfuse_100_Inline_P20.50x4.60mm_D1.30mm_Horizont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1005002876255086.html</text:p>
          </table:table-cell>
          <table:table-cell office:value-type="string" calcext:value-type="string">
            <text:p>Básico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Clema K1000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Básico</text:p>
          </table:table-cell>
          <table:table-cell office:value-type="string" calcext:value-type="string">
            <text:p>componentes-auxiliares:Clema 20x14mm K1000 2P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4000170287617.html</text:p>
          </table:table-cell>
          <table:table-cell office:value-type="string" calcext:value-type="string">
            <text:p>Básico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4</text:p>
          </table:table-cell>
          <table:table-cell office:value-type="string" calcext:value-type="string">
            <text:p>Inter-PCB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Básico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Básico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za Amper.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Pinza Amperimétrica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32758380907.html</text:p>
          </table:table-cell>
          <table:table-cell office:value-type="string" calcext:value-type="string">
            <text:p>Pinza Amperimétrica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T Clamp</text:p>
          </table:table-cell>
          <table:table-cell office:value-type="string" calcext:value-type="string">
            <text:p>Connector:AudioJack2</text:p>
          </table:table-cell>
          <table:table-cell office:value-type="string" calcext:value-type="string">
            <text:p>Pinza Amperimétrica</text:p>
          </table:table-cell>
          <table:table-cell office:value-type="string" calcext:value-type="string">
            <text:p>Connector_Audio:Jack_3.5mm_CUI_SJ1-3525N_Horizont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1005004657628758.html https://www.aliexpress.com/item/32871877936.html</text:p>
          </table:table-cell>
          <table:table-cell office:value-type="string" calcext:value-type="string">
            <text:p>Pinza Amperimétrica</text:p>
          </table:table-cell>
          <table:table-cell office:value-type="string" calcext:value-type="string">
            <text:p>PJ3F07 / PJ-324M</text:p>
          </table:table-cell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Connector:Conn_01x03_Pin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32758380907.html</text:p>
          </table:table-cell>
          <table:table-cell office:value-type="string" calcext:value-type="string">
            <text:p>Temperatura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Connector:Conn_01x03_Pin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32758380907.html</text:p>
          </table:table-cell>
          <table:table-cell office:value-type="string" calcext:value-type="string">
            <text:p>Temperatura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R4_FAN</text:p>
          </table:table-cell>
          <table:table-cell office:value-type="string" calcext:value-type="string">
            <text:p>Connector:Conn_01x03_Pin</text:p>
          </table:table-cell>
          <table:table-cell office:value-type="string" calcext:value-type="string">
            <text:p>Ventilador relé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32758380907.html</text:p>
          </table:table-cell>
          <table:table-cell office:value-type="string" calcext:value-type="string">
            <text:p>Ventilador relé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RELÉS</text:p>
          </table:table-cell>
          <table:table-cell office:value-type="string" calcext:value-type="string">
            <text:p>Connector:Conn_01x08_Pin</text:p>
          </table:table-cell>
          <table:table-cell office:value-type="string" calcext:value-type="string">
            <text:p>Relés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32758380907.html</text:p>
          </table:table-cell>
          <table:table-cell office:value-type="string" calcext:value-type="string">
            <text:p>Relés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Ventilador PWM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32758380907.html</text:p>
          </table:table-cell>
          <table:table-cell office:value-type="string" calcext:value-type="string">
            <text:p>Ventilador PWM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40mm 5V PWM Fan</text:p>
          </table:table-cell>
          <table:table-cell office:value-type="string" calcext:value-type="string">
            <text:p>Motor:Fan_4pin</text:p>
          </table:table-cell>
          <table:table-cell table:number-columns-repeated="2"/>
          <table:table-cell office:value-type="string" calcext:value-type="string">
            <text:p>https://noctua.at/en/products/fan/nf-a4x10-pwm/specification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https://www.aliexpress.com/item/1005003661639143.html</text:p>
          </table:table-cell>
          <table:table-cell/>
          <table:table-cell office:value-type="string" calcext:value-type="string">
            <text:p>https://electronics.stackexchange.com/questions/446128/5v-4-pin-noctua-a4x10-on-raspberry-pi</text:p>
          </table:table-cell>
          <table:table-cell table:number-columns-repeated="1637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40mm Fan</text:p>
          </table:table-cell>
          <table:table-cell office:value-type="string" calcext:value-type="string">
            <text:p>Motor:Fan</text:p>
          </table:table-cell>
          <table:table-cell table:number-columns-repeated="2"/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33050954650.html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Mechanical:Housing</text:p>
          </table:table-cell>
          <table:table-cell office:value-type="string" calcext:value-type="string">
            <text:p>Básico</text:p>
          </table:table-cell>
          <table:table-cell/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32856717327.html</text:p>
          </table:table-cell>
          <table:table-cell office:value-type="string" calcext:value-type="string">
            <text:p>Básico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HLK-PM01</text:p>
          </table:table-cell>
          <table:table-cell office:value-type="string" calcext:value-type="string">
            <text:p>Converter_ACDC:HLK-PM01</text:p>
          </table:table-cell>
          <table:table-cell office:value-type="string" calcext:value-type="string">
            <text:p>Básico</text:p>
          </table:table-cell>
          <table:table-cell office:value-type="string" calcext:value-type="string">
            <text:p>Converter_ACDC:Converter_ACDC_HiLink_HLK-PMxx</text:p>
          </table:table-cell>
          <table:table-cell office:value-type="string" calcext:value-type="string">
            <text:p>http://www.hlktech.net/product_detail.php?ProId=54</text:p>
          </table:table-cell>
          <table:table-cell/>
          <table:table-cell office:value-type="string" calcext:value-type="string">
            <text:p>https://www.aliexpress.com/item/32408565688.html</text:p>
          </table:table-cell>
          <table:table-cell office:value-type="string" calcext:value-type="string">
            <text:p>Básico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TA26-600BW</text:p>
          </table:table-cell>
          <table:table-cell office:value-type="string" calcext:value-type="string">
            <text:p>Triac_Thyristor:BTA16-600BW</text:p>
          </table:table-cell>
          <table:table-cell office:value-type="string" calcext:value-type="string">
            <text:p>Básico</text:p>
          </table:table-cell>
          <table:table-cell office:value-type="string" calcext:value-type="string">
            <text:p>componentes-auxiliares:TOP3_Vertical</text:p>
          </table:table-cell>
          <table:table-cell office:value-type="string" calcext:value-type="string">
            <text:p>https://www.st.com/resource/en/datasheet/bta16.pdf</text:p>
          </table:table-cell>
          <table:table-cell/>
          <table:table-cell office:value-type="string" calcext:value-type="string">
            <text:p>https://www.aliexpress.com/item/32508392409.html</text:p>
          </table:table-cell>
          <table:table-cell office:value-type="string" calcext:value-type="string">
            <text:p>Básico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C337</text:p>
          </table:table-cell>
          <table:table-cell office:value-type="string" calcext:value-type="string">
            <text:p>Transistor_BJT:BC337</text:p>
          </table:table-cell>
          <table:table-cell office:value-type="string" calcext:value-type="string">
            <text:p>Ventilador relé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diotec.com/tl_files/diotec/files/pdf/datasheets/bc337.pdf</text:p>
          </table:table-cell>
          <table:table-cell/>
          <table:table-cell office:value-type="string" calcext:value-type="string">
            <text:p>https://www.aliexpress.com/item/1005003391155385.html</text:p>
          </table:table-cell>
          <table:table-cell office:value-type="string" calcext:value-type="string">
            <text:p>Ventilador relé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Sensor_Temperature:DS18B20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://datasheets.maximintegrated.com/en/ds/DS18B20.pdf</text:p>
          </table:table-cell>
          <table:table-cell/>
          <table:table-cell office:value-type="string" calcext:value-type="string">
            <text:p>https://www.aliexpress.com/item/1783091649.html</text:p>
          </table:table-cell>
          <table:table-cell office:value-type="string" calcext:value-type="string">
            <text:p>Temperatura</text:p>
          </table:table-cell>
          <table:table-cell table:number-columns-repeated="1637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S170</text:p>
          </table:table-cell>
          <table:table-cell office:value-type="string" calcext:value-type="string">
            <text:p>Transistor_FET:BS170</text:p>
          </table:table-cell>
          <table:table-cell/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BS170-D.PDF</text:p>
          </table:table-cell>
          <table:table-cell/>
          <table:table-cell office:value-type="string" calcext:value-type="string">
            <text:p>https://www.aliexpress.com/item/33043571478.html</text:p>
          </table:table-cell>
          <table:table-cell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60Ω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Básico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1005001931818502.html</text:p>
          </table:table-cell>
          <table:table-cell office:value-type="string" calcext:value-type="string">
            <text:p>Básico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330Ω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Básico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1005001931818502.html</text:p>
          </table:table-cell>
          <table:table-cell office:value-type="string" calcext:value-type="string">
            <text:p>Básico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Básico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1005001931818502.html</text:p>
          </table:table-cell>
          <table:table-cell office:value-type="string" calcext:value-type="string">
            <text:p>Básico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, R6, R9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Pinza Amperimétrica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1005001931818502.html</text:p>
          </table:table-cell>
          <table:table-cell office:value-type="string" calcext:value-type="string">
            <text:p>Pinza Amperimétrica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4.7KΩ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1005001931818502.html</text:p>
          </table:table-cell>
          <table:table-cell office:value-type="string" calcext:value-type="string">
            <text:p>Temperatura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.3Ω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Ventilador PWM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1005001931818502.html</text:p>
          </table:table-cell>
          <table:table-cell office:value-type="string" calcext:value-type="string">
            <text:p>Ventilador PWM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Switch:SW_SPST</text:p>
          </table:table-cell>
          <table:table-cell office:value-type="string" calcext:value-type="string">
            <text:p>Botón</text:p>
          </table:table-cell>
          <table:table-cell office:value-type="string" calcext:value-type="string">
            <text:p>Button_Switch_THT:SW_Tactile_SPST_Angled_PTS645Vx83-2LFS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aliexpress.com/item/32912894177.html</text:p>
          </table:table-cell>
          <table:table-cell office:value-type="string" calcext:value-type="string">
            <text:p>Botón</text:p>
          </table:table-cell>
          <table:table-cell table:number-columns-repeated="1637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OC3041M</text:p>
          </table:table-cell>
          <table:table-cell office:value-type="string" calcext:value-type="string">
            <text:p>Relay_SolidState:MOC3041M</text:p>
          </table:table-cell>
          <table:table-cell office:value-type="string" calcext:value-type="string">
            <text:p>Básico</text:p>
          </table:table-cell>
          <table:table-cell office:value-type="string" calcext:value-type="string">
            <text:p>Package_DIP:DIP-6_W7.62mm</text:p>
          </table:table-cell>
          <table:table-cell office:value-type="string" calcext:value-type="string">
            <text:p>https://www.onsemi.com/pub/Collateral/MOC3043M-D.pdf</text:p>
          </table:table-cell>
          <table:table-cell/>
          <table:table-cell office:value-type="string" calcext:value-type="string">
            <text:p>https://www.aliexpress.com/item/32870289997.html</text:p>
          </table:table-cell>
          <table:table-cell office:value-type="string" calcext:value-type="string">
            <text:p>Básico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HW-0519 (Módulo RS485-TTL)</text:p>
          </table:table-cell>
          <table:table-cell office:value-type="string" calcext:value-type="string">
            <text:p>module:HW-519_MODBUS</text:p>
          </table:table-cell>
          <table:table-cell office:value-type="string" calcext:value-type="string">
            <text:p>Modbus</text:p>
          </table:table-cell>
          <table:table-cell office:value-type="string" calcext:value-type="string">
            <text:p>componentes-auxiliares:HW-519 TTL-RS485</text:p>
          </table:table-cell>
          <table:table-cell table:number-columns-repeated="2"/>
          <table:table-cell office:value-type="string" calcext:value-type="string">
            <text:p>https://www.aliexpress.com/item/1005001621746811.html</text:p>
          </table:table-cell>
          <table:table-cell office:value-type="string" calcext:value-type="string">
            <text:p>Modbus</text:p>
          </table:table-cell>
          <table:table-cell table:number-columns-repeated="1637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ESP32-WROOM-32U</text:p>
          </table:table-cell>
          <table:table-cell office:value-type="string" calcext:value-type="string">
            <text:p>Espressif:ESP32-DevKitC</text:p>
          </table:table-cell>
          <table:table-cell office:value-type="string" calcext:value-type="string">
            <text:p>Básico</text:p>
          </table:table-cell>
          <table:table-cell office:value-type="string" calcext:value-type="string">
            <text:p>Espressif:ESP32-DevKitC</text:p>
          </table:table-cell>
          <table:table-cell office:value-type="string" calcext:value-type="string">
            <text:p>https://docs.espressif.com/projects/esp-idf/zh_CN/latest/esp32/hw-reference/esp32/get-started-devkitc.html</text:p>
          </table:table-cell>
          <table:table-cell/>
          <table:table-cell office:value-type="string" calcext:value-type="string">
            <text:p>https://www.aliexpress.com/item/32864722159.html</text:p>
          </table:table-cell>
          <table:table-cell office:value-type="string" calcext:value-type="string">
            <text:p>Básico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SD1306_I2C_128x64</text:p>
          </table:table-cell>
          <table:table-cell office:value-type="string" calcext:value-type="string">
            <text:p>OLED_SSD1312_I2C:SSD1312_I2C_128x64</text:p>
          </table:table-cell>
          <table:table-cell office:value-type="string" calcext:value-type="string">
            <text:p>Básico</text:p>
          </table:table-cell>
          <table:table-cell office:value-type="string" calcext:value-type="string">
            <text:p>componentes-auxiliares:OLED_SSD1306_I2C_0.96</text:p>
          </table:table-cell>
          <table:table-cell table:number-columns-repeated="2"/>
          <table:table-cell office:value-type="string" calcext:value-type="string">
            <text:p>https://www.aliexpress.com/item/32638662748.html</text:p>
          </table:table-cell>
          <table:table-cell office:value-type="string" calcext:value-type="string">
            <text:p>Básico</text:p>
          </table:table-cell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3-11-27T15:19:43.524343686</meta:print-date>
    <dc:date>2023-11-27T16:13:31.246286710</dc:date>
    <meta:editing-duration>PT48M6S</meta:editing-duration>
    <meta:editing-cycles>1</meta:editing-cycles>
    <meta:document-statistic meta:table-count="1" meta:cell-count="319" meta:object-count="0"/>
    <meta:generator>LibreOffice/7.5.8.2$Linux_X86_64 LibreOffice_project/50$Build-2</meta:generator>
  </office:meta>
</office:document-meta>
</file>